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4" style:family="graphic" style:parent-style-name="objectwithoutfill">
      <style:graphic-properties draw:stroke="dash" draw:stroke-dash="Ultrafine_20_Dashed"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22.288cm"/>
    </style:style>
    <style:style style:name="gr6" style:family="graphic" style:parent-style-name="standard">
      <style:graphic-properties draw:stroke="none" svg:stroke-color="#000000" draw:fill="none" draw:fill-color="#ffffff" fo:min-height="8.1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DejaVu Sans'" style:font-family-generic="swiss" style:font-pitch="variable" fo:font-size="14pt" fo:font-weight="normal" style:font-size-asian="14pt" style:font-weight-asian="normal" style:font-size-complex="14pt" style:font-weight-complex="normal"/>
    </style:style>
    <style:style style:name="P3" style:family="paragraph">
      <style:paragraph-properties fo:text-align="center"/>
      <style:text-properties fo:font-size="14pt"/>
    </style:style>
    <style:style style:name="T1" style:family="text">
      <style:text-properties fo:font-family="'DejaVu Sans'" style:font-family-generic="swiss" style:font-pitch="variable" fo:font-size="14pt" fo:font-weight="normal" style:font-size-asian="14pt" style:font-weight-asian="normal" style:font-size-complex="14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2" xml:id="id3" draw:id="id3" draw:layer="layout" svg:width="4.1cm" svg:height="1cm" svg:x="1.9cm" svg:y="2.1cm">
          <text:p text:style-name="P1"><text:span text:style-name="T1">gtk/gtk.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2" draw:id="id2" draw:layer="layout" svg:width="4.1cm" svg:height="1cm" svg:x="11.784cm" svg:y="2.585cm">
          <text:p text:style-name="P1"><text:span text:style-name="T1">main.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1" draw:id="id1" draw:layer="layout" svg:width="5.6cm" svg:height="1cm" svg:x="21.8cm" svg:y="1.7cm">
          <text:p text:style-name="P1"><text:span text:style-name="T1">gdk/gdkkeysyms.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4" draw:id="id4" draw:layer="layout" svg:width="4.1cm" svg:height="1cm" svg:x="2.2cm" svg:y="7.2cm">
          <text:p text:style-name="P1"><text:span text:style-name="T1">menu.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7" draw:id="id7" draw:layer="layout" svg:width="4.1cm" svg:height="1cm" svg:x="21.7cm" svg:y="7.1cm">
          <text:p text:style-name="P1"><text:span text:style-name="T1">toolbar.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6" draw:id="id6" draw:layer="layout" svg:width="4.1cm" svg:height="1cm" svg:x="15.2cm" svg:y="7.1cm">
          <text:p text:style-name="P1"><text:span text:style-name="T1">statusbar.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5" draw:id="id5" draw:layer="layout" svg:width="4.1cm" svg:height="1cm" svg:x="8.3cm" svg:y="7.1cm">
          <text:p text:style-name="P1"><text:span text:style-name="T1">treeview.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8" draw:id="id8" draw:layer="layout" svg:width="4.1cm" svg:height="1cm" svg:x="18.5cm" svg:y="11.5cm">
          <text:p text:style-name="P1"><text:span text:style-name="T1">windown.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9" draw:id="id9" draw:layer="layout" svg:width="4.1cm" svg:height="1cm" svg:x="6cm" svg:y="11.6cm">
          <text:p text:style-name="P1"><text:span text:style-name="T1">callbacks.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draw:type="curve" svg:x1="21.8cm" svg:y1="2.2cm" svg:x2="15.884cm" svg:y2="3.085cm" draw:start-shape="id1" draw:start-glue-point="3" draw:end-shape="id2" draw:end-glue-point="1" svg:d="m21800 2200c-4437 0-1479 885-5916 885">
          <text:p/>
        </draw:connector>
        <draw:connector draw:style-name="gr2" draw:text-style-name="P1" draw:layer="layout" draw:type="curve" svg:x1="6cm" svg:y1="2.6cm" svg:x2="11.784cm" svg:y2="3.085cm" draw:start-shape="id3" draw:start-glue-point="1" draw:end-shape="id2" draw:end-glue-point="3" svg:d="m6000 2600c4338 0 1446 485 5784 485">
          <text:p/>
        </draw:connector>
        <draw:custom-shape draw:style-name="gr1" draw:text-style-name="P2" xml:id="id10" draw:id="id10" draw:layer="layout" svg:width="4.1cm" svg:height="1cm" svg:x="11.6cm" svg:y="13.5cm">
          <text:p text:style-name="P1"><text:span text:style-name="T1">main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draw:type="curve" svg:x1="13.834cm" svg:y1="3.585cm" svg:x2="4.25cm" svg:y2="7.2cm" draw:start-shape="id2" draw:start-glue-point="2" draw:end-shape="id4" draw:end-glue-point="0" svg:d="m13834 3585c0 2712-9584 905-9584 3615">
          <text:p/>
        </draw:connector>
        <draw:connector draw:style-name="gr2" draw:text-style-name="P1" draw:layer="layout" draw:type="curve" svg:x1="13.834cm" svg:y1="3.585cm" svg:x2="10.35cm" svg:y2="7.1cm" draw:start-shape="id2" draw:start-glue-point="2" draw:end-shape="id5" draw:end-glue-point="0" svg:d="m13834 3585c0 2637-3484 880-3484 3515">
          <text:p/>
        </draw:connector>
        <draw:connector draw:style-name="gr2" draw:text-style-name="P1" draw:layer="layout" draw:type="curve" svg:x1="13.834cm" svg:y1="3.585cm" svg:x2="17.25cm" svg:y2="7.1cm" draw:start-shape="id2" draw:end-shape="id6" svg:d="m13834 3585c0 2637 3416 880 3416 3515">
          <text:p/>
        </draw:connector>
        <draw:connector draw:style-name="gr2" draw:text-style-name="P1" draw:layer="layout" draw:type="curve" svg:x1="13.834cm" svg:y1="3.585cm" svg:x2="23.75cm" svg:y2="7.1cm" draw:start-shape="id2" draw:start-glue-point="2" draw:end-shape="id7" draw:end-glue-point="0" svg:d="m13834 3585c0 2637 9916 880 9916 3515">
          <text:p/>
        </draw:connector>
        <draw:connector draw:style-name="gr2" draw:text-style-name="P1" draw:layer="layout" draw:type="curve" svg:x1="13.834cm" svg:y1="3.585cm" svg:x2="20.55cm" svg:y2="11.5cm" draw:start-shape="id2" draw:start-glue-point="2" draw:end-shape="id8" svg:d="m13834 3585c0 5937 6716 1980 6716 7915">
          <text:p/>
        </draw:connector>
        <draw:connector draw:style-name="gr2" draw:text-style-name="P1" draw:layer="layout" draw:type="curve" svg:x1="8.05cm" svg:y1="12.6cm" svg:x2="11.6cm" svg:y2="14cm" draw:start-shape="id9" draw:start-glue-point="2" draw:end-shape="id10" draw:end-glue-point="3" svg:d="m8050 12600c0 934 1183 1400 3550 1400">
          <text:p/>
        </draw:connector>
        <draw:connector draw:style-name="gr3" draw:text-style-name="P1" draw:layer="layout" draw:type="curve" svg:x1="6.3cm" svg:y1="7.7cm" svg:x2="8.05cm" svg:y2="11.6cm" draw:start-shape="id4" draw:start-glue-point="1" draw:end-shape="id9" draw:end-glue-point="0" svg:d="m6300 7700c1167 0 1750 1300 1750 3900">
          <text:p/>
        </draw:connector>
        <draw:connector draw:style-name="gr3" draw:text-style-name="P1" draw:layer="layout" draw:type="curve" svg:x1="10.35cm" svg:y1="8.1cm" svg:x2="8.05cm" svg:y2="11.6cm" draw:start-shape="id5" draw:start-glue-point="2" draw:end-shape="id9" draw:end-glue-point="0" svg:d="m10350 8100c0 2625-2300 875-2300 3500">
          <text:p/>
        </draw:connector>
        <draw:connector draw:style-name="gr3" draw:text-style-name="P1" draw:layer="layout" draw:type="curve" svg:x1="15.2cm" svg:y1="7.6cm" svg:x2="10.1cm" svg:y2="12.1cm" draw:start-shape="id6" draw:start-glue-point="3" draw:end-shape="id9" draw:end-glue-point="1" svg:d="m15200 7600c-3825 0-1275 4500-5100 4500">
          <text:p/>
        </draw:connector>
        <draw:connector draw:style-name="gr3" draw:text-style-name="P1" draw:layer="layout" draw:type="curve" svg:x1="21.7cm" svg:y1="7.6cm" svg:x2="10.1cm" svg:y2="12.1cm" draw:start-shape="id7" draw:start-glue-point="3" draw:end-shape="id9" draw:end-glue-point="1" svg:d="m21700 7600c-8700 0-2900 4500-11600 4500">
          <text:p/>
        </draw:connector>
        <draw:connector draw:style-name="gr4" draw:text-style-name="P1" draw:layer="layout" draw:type="curve" svg:x1="18.5cm" svg:y1="12cm" svg:x2="10.1cm" svg:y2="12.1cm" draw:start-shape="id8" draw:start-glue-point="3" draw:end-shape="id9" svg:d="m18500 12000c-6300 0-2100 100-8400 100">
          <text:p/>
        </draw:connector>
        <draw:frame draw:style-name="gr5" draw:layer="layout" svg:width="22.788cm" svg:height="1.673cm" svg:x="1.912cm" svg:y="15.194cm">
          <draw:text-box>
            <text:p>In the main function is where you set the signal events for all the widgets with</text:p>
            <text:p>Their respective callback functions stored in the “callbacks.c” file.</text:p>
          </draw:text-box>
        </draw:frame>
      </draw:page>
      <draw:page draw:name="page2" draw:style-name="dp1" draw:master-page-name="Predeterminado">
        <draw:custom-shape draw:style-name="gr1" draw:text-style-name="P2" xml:id="id13" draw:id="id13" draw:layer="layout" svg:width="4.1cm" svg:height="1cm" svg:x="12.5cm" svg:y="1.7cm">
          <text:p text:style-name="P3"><text:span text:style-name="T1">gtk/gtk.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17" draw:id="id17" draw:layer="layout" svg:width="4.1cm" svg:height="1cm" svg:x="12cm" svg:y="14.3cm">
          <text:p text:style-name="P3"><text:span text:style-name="T1">main.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11" draw:id="id11" draw:layer="layout" svg:width="5.6cm" svg:height="1cm" svg:x="6.1cm" svg:y="1.7cm">
          <text:p text:style-name="P3"><text:span text:style-name="T1">gdk/gdkkeysyms.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12" draw:id="id12" draw:layer="layout" svg:width="4.1cm" svg:height="1cm" svg:x="2.6cm" svg:y="7.4cm">
          <text:p text:style-name="P3"><text:span text:style-name="T1">menu.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20" draw:id="id20" draw:layer="layout" svg:width="4.1cm" svg:height="1cm" svg:x="16.7cm" svg:y="7.4cm">
          <text:p text:style-name="P3"><text:span text:style-name="T1">toolbar.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16" draw:id="id16" draw:layer="layout" svg:width="4.1cm" svg:height="1cm" svg:x="12cm" svg:y="7.4cm">
          <text:p text:style-name="P3"><text:span text:style-name="T1">statusbar.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15" draw:id="id15" draw:layer="layout" svg:width="4.1cm" svg:height="1cm" svg:x="7.4cm" svg:y="7.4cm">
          <text:p text:style-name="P3"><text:span text:style-name="T1">treeview.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18" draw:id="id18" draw:layer="layout" svg:width="4.1cm" svg:height="1cm" svg:x="21.6cm" svg:y="7.4cm">
          <text:p text:style-name="P3"><text:span text:style-name="T1">windown.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14" draw:id="id14" draw:layer="layout" svg:width="4.1cm" svg:height="1cm" svg:x="12cm" svg:y="11.4cm">
          <text:p text:style-name="P3"><text:span text:style-name="T1">callbacks.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draw:type="curve" svg:x1="8.9cm" svg:y1="2.7cm" svg:x2="4.65cm" svg:y2="7.4cm" draw:start-shape="id11" draw:start-glue-point="2" draw:end-shape="id12" draw:end-glue-point="0" svg:d="m8900 2700c0 3525-4250 1175-4250 4700">
          <text:p/>
        </draw:connector>
        <draw:connector draw:style-name="gr2" draw:text-style-name="P1" draw:layer="layout" draw:type="curve" svg:x1="14.55cm" svg:y1="2.7cm" svg:x2="4.65cm" svg:y2="7.4cm" draw:start-shape="id13" draw:start-glue-point="2" draw:end-shape="id12" draw:end-glue-point="0" svg:d="m14550 2700c0 3525-9900 1175-9900 4700">
          <text:p/>
        </draw:connector>
        <draw:custom-shape draw:style-name="gr1" draw:text-style-name="P2" xml:id="id19" draw:id="id19" draw:layer="layout" svg:width="4.1cm" svg:height="1cm" svg:x="12cm" svg:y="17.2cm">
          <text:p text:style-name="P3"><text:span text:style-name="T1">main.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draw:type="curve" svg:x1="4.65cm" svg:y1="8.4cm" svg:x2="14.05cm" svg:y2="11.4cm" draw:start-shape="id12" draw:start-glue-point="2" draw:end-shape="id14" svg:d="m4650 8400c0 2250 9400 750 9400 3000">
          <text:p/>
        </draw:connector>
        <draw:connector draw:style-name="gr2" draw:text-style-name="P1" draw:layer="layout" draw:type="curve" svg:x1="9.45cm" svg:y1="8.4cm" svg:x2="14.05cm" svg:y2="11.4cm" draw:start-shape="id15" draw:start-glue-point="2" draw:end-shape="id14" draw:end-glue-point="0" svg:d="m9450 8400c0 2250 4600 750 4600 3000">
          <text:p/>
        </draw:connector>
        <draw:connector draw:style-name="gr2" draw:text-style-name="P1" draw:layer="layout" draw:type="curve" svg:x1="14.05cm" svg:y1="8.4cm" svg:x2="14.05cm" svg:y2="11.4cm" draw:start-shape="id16" draw:start-glue-point="2" draw:end-shape="id14" draw:end-glue-point="0" svg:d="m14050 8400v3000">
          <text:p/>
        </draw:connector>
        <draw:connector draw:style-name="gr2" draw:text-style-name="P1" draw:layer="layout" draw:type="curve" svg:x1="14.05cm" svg:y1="12.4cm" svg:x2="14.05cm" svg:y2="14.3cm" draw:start-shape="id14" draw:start-glue-point="2" draw:end-shape="id17" draw:end-glue-point="0" svg:d="m14050 12400v1900">
          <text:p/>
        </draw:connector>
        <draw:connector draw:style-name="gr2" draw:text-style-name="P1" draw:layer="layout" draw:type="curve" svg:x1="23.65cm" svg:y1="8.4cm" svg:x2="14.05cm" svg:y2="11.4cm" draw:start-shape="id18" draw:start-glue-point="2" draw:end-shape="id14" draw:end-glue-point="0" svg:d="m23650 8400c0 2250-9600 750-9600 3000">
          <text:p/>
        </draw:connector>
        <draw:connector draw:style-name="gr2" draw:text-style-name="P1" draw:layer="layout" draw:type="curve" svg:x1="14.05cm" svg:y1="15.3cm" svg:x2="14.05cm" svg:y2="17.2cm" draw:start-shape="id17" draw:start-glue-point="2" draw:end-shape="id19" draw:end-glue-point="0" svg:d="m14050 15300v1900">
          <text:p/>
        </draw:connector>
        <draw:connector draw:style-name="gr2" draw:text-style-name="P1" draw:layer="layout" draw:type="curve" svg:x1="14.55cm" svg:y1="2.7cm" svg:x2="9.45cm" svg:y2="7.4cm" draw:start-shape="id13" draw:start-glue-point="2" draw:end-shape="id15" draw:end-glue-point="0" svg:d="m14550 2700c0 3525-5100 1175-5100 4700">
          <text:p/>
        </draw:connector>
        <draw:connector draw:style-name="gr2" draw:text-style-name="P1" draw:layer="layout" draw:type="curve" svg:x1="14.55cm" svg:y1="2.7cm" svg:x2="14.05cm" svg:y2="7.4cm" draw:start-shape="id13" draw:start-glue-point="2" draw:end-shape="id16" draw:end-glue-point="0" svg:d="m14550 2700c0 3525-500 1175-500 4700">
          <text:p/>
        </draw:connector>
        <draw:connector draw:style-name="gr2" draw:text-style-name="P1" draw:layer="layout" draw:type="curve" svg:x1="14.55cm" svg:y1="2.7cm" svg:x2="18.75cm" svg:y2="7.4cm" draw:start-shape="id13" draw:start-glue-point="2" draw:end-shape="id20" draw:end-glue-point="0" svg:d="m14550 2700c0 3525 4200 1175 4200 4700">
          <text:p/>
        </draw:connector>
        <draw:connector draw:style-name="gr2" draw:text-style-name="P1" draw:layer="layout" draw:type="curve" svg:x1="14.55cm" svg:y1="2.7cm" svg:x2="23.65cm" svg:y2="7.4cm" draw:start-shape="id13" draw:start-glue-point="2" draw:end-shape="id18" draw:end-glue-point="0" svg:d="m14550 2700c0 3525 9100 1175 9100 4700">
          <text:p/>
        </draw:connector>
        <draw:connector draw:style-name="gr2" draw:text-style-name="P1" draw:layer="layout" draw:type="curve" svg:x1="18.75cm" svg:y1="8.4cm" svg:x2="14.05cm" svg:y2="11.4cm" draw:start-shape="id20" draw:start-glue-point="2" draw:end-shape="id14" draw:end-glue-point="0" svg:d="m18750 8400c0 2250-4700 750-4700 3000">
          <text:p/>
        </draw:connector>
        <draw:frame draw:style-name="gr6" draw:layer="layout" svg:width="9cm" svg:height="8.35cm" svg:x="1.9cm" svg:y="11.6cm">
          <draw:text-box>
            <text:p>The only place where “menu.h” needs to know about “window.h” is when it ties the accelerator group for the menu bar with the window.</text:p>
            <text:p/>
            <text:p>We could override this by using a parameter to the set_up_menu() function.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MX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Marath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10-07T11:34:14.931742168</meta:creation-date>
    <dc:date>2014-10-21T11:39:07</dc:date>
    <meta:editing-duration>PT1H8M22S</meta:editing-duration>
    <meta:editing-cycles>8</meta:editing-cycles>
    <meta:generator>LibreOffice/3.5$Linux_x86 LibreOffice_project/350m1$Build-2</meta:generator>
    <dc:creator>Alef Ariel</dc:creator>
    <meta:document-statistic meta:object-count="48"/>
  </office:meta>
</office:document-meta>
</file>